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D3EA7524641C94B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346cm"/>
      <style:paragraph-properties style:writing-mode="lr-tb"/>
    </style:style>
    <style:style style:name="gr3" style:family="graphic" style:parent-style-name="standard">
      <style:graphic-properties draw:stroke="none" draw:fill="none" fo:min-height="6.094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9.583cm"/>
      <style:paragraph-properties style:writing-mode="lr-tb"/>
    </style:style>
    <style:style style:name="gr6" style:family="graphic" style:parent-style-name="standard">
      <style:graphic-properties draw:stroke="none" draw:fill="none" fo:min-height="1.21cm"/>
      <style:paragraph-properties style:writing-mode="lr-tb"/>
    </style:style>
    <style:style style:name="gr7" style:family="graphic" style:parent-style-name="standard">
      <style:graphic-properties draw:stroke="none" draw:fill="none" fo:min-height="15.643cm"/>
      <style:paragraph-properties style:writing-mode="lr-tb"/>
    </style:style>
    <style:style style:name="gr8" style:family="graphic" style:parent-style-name="standard">
      <style:graphic-properties draw:stroke="none" draw:fill="none" fo:min-height="7.466cm"/>
      <style:paragraph-properties style:writing-mode="lr-tb"/>
    </style:style>
    <style:style style:name="gr9" style:family="graphic" style:parent-style-name="standard">
      <style:graphic-properties draw:stroke="none" draw:fill="none" fo:min-height="6.401cm"/>
      <style:paragraph-properties style:writing-mode="lr-tb"/>
    </style:style>
    <style:style style:name="gr10" style:family="graphic" style:parent-style-name="standard">
      <style:graphic-properties draw:stroke="none" draw:fill="none" fo:min-height="12.8cm"/>
      <style:paragraph-properties style:writing-mode="lr-tb"/>
    </style:style>
    <style:style style:name="gr11" style:family="graphic" style:parent-style-name="standard">
      <style:graphic-properties draw:stroke="none" draw:fill="none" fo:min-height="7.659cm"/>
      <style:paragraph-properties style:writing-mode="lr-tb"/>
    </style:style>
    <style:style style:name="gr12" style:family="graphic" style:parent-style-name="standard">
      <style:graphic-properties draw:stroke="none" draw:fill="none" fo:min-height="7.823cm"/>
      <style:paragraph-properties style:writing-mode="lr-tb"/>
    </style:style>
    <style:style style:name="gr13" style:family="graphic" style:parent-style-name="standard">
      <style:graphic-properties draw:stroke="none" draw:fill="none" fo:min-height="4.466cm"/>
      <style:paragraph-properties style:writing-mode="lr-tb"/>
    </style:style>
    <style:style style:name="gr14" style:family="graphic" style:parent-style-name="standard">
      <style:graphic-properties draw:stroke="none" draw:fill="none" fo:min-height="5.44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style:text-properties fo:font-weight="bold"/>
    </style:style>
    <style:style style:name="P6" style:family="paragraph">
      <loext:graphic-properties draw:fill="none"/>
      <style:text-properties fo:font-weight="bold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0pt" fo:font-weight="bold" style:font-size-asian="10pt" style:font-size-complex="10pt"/>
    </style:style>
    <style:style style:name="P8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Introduction to Java Object-Oriented Programm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Comprehensive Guide to Classes, Objects, Inheritance, Polymorphism, Encapsulation, and Abstrac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draw:style-name="gr2" draw:text-style-name="P3" draw:layer="layout" svg:width="16.29cm" svg:height="7.596cm" svg:x="0.762cm" svg:y="5.358cm">
          <draw:text-box>
            <text:p text:style-name="P2">Classes and Objects</text:p>
            <text:p text:style-name="P2">Inheritance</text:p>
            <text:p text:style-name="P2">Polymorphism</text:p>
            <text:p text:style-name="P2">Encapsulation and Abstraction</text:p>
            <text:p text:style-name="P2">Lab: Inheritance and Polymorphism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3cm" presentation:class="title" presentation:user-transformed="true">
          <draw:text-box>
            <text:p>Classes and Objects<text:line-break/></text:p>
          </draw:text-box>
        </draw:frame>
        <draw:frame draw:style-name="gr3" draw:text-style-name="P3" draw:layer="layout" svg:width="11.953cm" svg:height="6.737cm" svg:x="1.001cm" svg:y="4.947cm">
          <draw:text-box>
            <text:p text:style-name="P2"><text:span text:style-name="T1">Definition</text:span>:</text:p>
            <text:p text:style-name="P2"><text:span text:style-name="T1">Class</text:span>: A blueprint for creating objects. It defines properties and behaviors.</text:p>
            <text:p text:style-name="P2"><text:span text:style-name="T1">Object</text:span>: An instance of a class.</text:p>
            <text:p text:style-name="P2"><text:span text:style-name="T1">Key Concepts:</text:span></text:p>
            <text:p text:style-name="P2">Fields (attributes)</text:p>
            <text:p text:style-name="P2">Methods (functions)</text:p>
            <text:p text:style-name="P2">Constructors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4" draw:text-style-name="P4" draw:layer="layout" svg:width="16.002cm" svg:height="16.604cm" svg:x="0.762cm" svg:y="3.462cm">
          <draw:text-box>
            <text:p>class Car {</text:p>
            <text:p><text:s text:c="4"/>String brand;</text:p>
            <text:p><text:s text:c="4"/>int speed;</text:p>
            <text:p/>
            <text:p><text:s text:c="4"/>void displayInfo() {</text:p>
            <text:p><text:s text:c="8"/>System.out.println("Brand: " + brand);</text:p>
            <text:p><text:s text:c="8"/>System.out.println("Speed: " + speed);</text:p>
            <text:p><text:s text:c="4"/>}</text:p>
            <text:p>}</text:p>
            <text:p/>
            <text:p>public class Main {</text:p>
            <text:p><text:s text:c="4"/>public static void main(String[] args) {</text:p>
            <text:p><text:s text:c="8"/>Car myCar = new Car();</text:p>
            <text:p><text:s text:c="8"/>myCar.brand = "Toyota";</text:p>
            <text:p><text:s text:c="8"/>myCar.speed = 120;</text:p>
            <text:p><text:s text:c="8"/>myCar.displayInfo(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heritance</text:p>
          </draw:text-box>
        </draw:frame>
        <draw:frame draw:style-name="gr5" draw:text-style-name="P3" draw:layer="layout" svg:width="21.154cm" svg:height="9.833cm" svg:x="0.762cm" svg:y="4.137cm">
          <draw:text-box>
            <text:p text:style-name="P2"><text:span text:style-name="T1">Definition</text:span>:</text:p>
            <text:p text:style-name="P2">Inheritance allows a class (child) to acquire the properties and behaviors of another class (parent).</text:p>
            <text:p text:style-name="P2"><text:span text:style-name="T1">Key Concepts:</text:span></text:p>
            <text:p text:style-name="P2">extends <text:span text:style-name="T1">Keyword</text:span>: Used to inherit a class.</text:p>
            <text:p text:style-name="P2">Superclass (Parent Class) and Subclass (Child Class)</text:p>
            <text:p text:style-name="P2"><text:span text:style-name="T1">Benefits</text:span>:</text:p>
            <text:p text:style-name="P2">Code Reusability</text:p>
            <text:p text:style-name="P2">Method Overriding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:</text:p>
          </draw:text-box>
        </draw:frame>
        <draw:frame draw:style-name="gr6" draw:text-style-name="P3" draw:layer="layout" svg:width="1.963cm" svg:height="1.46cm" svg:x="13.062cm" svg:y="6.986cm">
          <draw:text-box>
            <text:p text:style-name="P2">Example:</text:p>
            <text:p text:style-name="P2"/>
          </draw:text-box>
        </draw:frame>
        <draw:frame draw:style-name="gr7" draw:text-style-name="P6" draw:layer="layout" svg:width="21.243cm" svg:height="15.893cm" svg:x="0.508cm" svg:y="3.411cm">
          <draw:text-box>
            <text:p text:style-name="P5">class Animal {</text:p>
            <text:p text:style-name="P5"><text:s text:c="4"/>void eat() {</text:p>
            <text:p text:style-name="P5"><text:s text:c="8"/>System.out.println("This animal eats food.");</text:p>
            <text:p text:style-name="P5"><text:s text:c="4"/>}</text:p>
            <text:p text:style-name="P5">}</text:p>
            <text:p text:style-name="P5">class Dog extends Animal {</text:p>
            <text:p text:style-name="P5"><text:s text:c="4"/>void bark() {</text:p>
            <text:p text:style-name="P5"><text:s text:c="8"/>System.out.println("The dog barks.");</text:p>
            <text:p text:style-name="P5"><text:s text:c="4"/>}</text:p>
            <text:p text:style-name="P5">}</text:p>
            <text:p text:style-name="P5">public class Main {</text:p>
            <text:p text:style-name="P5"><text:s text:c="4"/>public static void main(String[] args) {</text:p>
            <text:p text:style-name="P5"><text:s text:c="8"/>Dog dog = new Dog();</text:p>
            <text:p text:style-name="P5"><text:s text:c="8"/>dog.eat();</text:p>
            <text:p text:style-name="P5"><text:s text:c="8"/>dog.bark();</text:p>
            <text:p text:style-name="P5"><text:s text:c="4"/>}</text:p>
            <text:p text:style-name="P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lymorphism</text:p>
          </draw:text-box>
        </draw:frame>
        <draw:frame draw:style-name="gr8" draw:text-style-name="P7" draw:layer="layout" svg:width="19.696cm" svg:height="7.716cm" svg:x="0.508cm" svg:y="5.746cm">
          <draw:text-box>
            <text:p text:style-name="P2"><text:span text:style-name="T1">Definition</text:span>:</text:p>
            <text:p text:style-name="P2"><text:span text:style-name="T1">Polymorphism</text:span> allows one interface to be used for a general class of actions.</text:p>
            <text:p text:style-name="P2"><text:span text:style-name="T1">Key Concepts</text:span>:</text:p>
            <text:p text:style-name="P2"><text:span text:style-name="T1">Compile-Time Polymorphism</text:span> (Method Overloading)</text:p>
            <text:p text:style-name="P2"><text:span text:style-name="T1">Runtime Polymorphism</text:span> (Method Overriding)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Example: Compile-Time Polymorphism:</text:p>
          </draw:text-box>
        </draw:frame>
        <draw:frame draw:style-name="gr9" draw:text-style-name="P6" draw:layer="layout" svg:width="11.081cm" svg:height="6.651cm" svg:x="1.111cm" svg:y="5.334cm">
          <draw:text-box>
            <text:p text:style-name="P5">class Calculator {</text:p>
            <text:p text:style-name="P5"><text:s text:c="4"/>int add(int a, int b) {</text:p>
            <text:p text:style-name="P5"><text:s text:c="8"/>return a + b;</text:p>
            <text:p text:style-name="P5"><text:s text:c="4"/>}</text:p>
            <text:p text:style-name="P5"/>
            <text:p text:style-name="P5"><text:s text:c="4"/>double add(double a, double b) {</text:p>
            <text:p text:style-name="P5"><text:s text:c="8"/>return a + b;</text:p>
            <text:p text:style-name="P5"><text:s text:c="4"/>}</text:p>
            <text:p text:style-name="P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: Runtime Polymorphism</text:p>
          </draw:text-box>
        </draw:frame>
        <draw:frame draw:style-name="gr10" draw:text-style-name="P6" draw:layer="layout" svg:width="17.177cm" svg:height="13.05cm" svg:x="0.254cm" svg:y="3.714cm">
          <draw:text-box>
            <text:p text:style-name="P5">class Animal {</text:p>
            <text:p text:style-name="P5"><text:s text:c="4"/>void sound() {</text:p>
            <text:p text:style-name="P5"><text:s text:c="8"/>System.out.println("This animal makes a sound.");</text:p>
            <text:p text:style-name="P5"><text:s text:c="4"/>}</text:p>
            <text:p text:style-name="P5">}</text:p>
            <text:p text:style-name="P5">class Cat extends Animal {</text:p>
            <text:p text:style-name="P5"><text:s text:c="4"/>void sound() {</text:p>
            <text:p text:style-name="P5"><text:s text:c="8"/>System.out.println("The cat meows.");</text:p>
            <text:p text:style-name="P5"><text:s text:c="4"/>}</text:p>
            <text:p text:style-name="P5">}</text:p>
            <text:p text:style-name="P5">public class Main {</text:p>
            <text:p text:style-name="P5"><text:s text:c="4"/>public static void main(String[] args) {</text:p>
            <text:p text:style-name="P5"><text:s text:c="8"/>Animal myAnimal = new Cat(); // Upcasting</text:p>
            <text:p text:style-name="P5"><text:s text:c="8"/>myAnimal.sound();</text:p>
            <text:p text:style-name="P5"><text:s text:c="4"/>}</text:p>
            <text:p text:style-name="P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3cm" presentation:class="title" presentation:user-transformed="true">
          <draw:text-box>
            <text:p>Encapsulation and Abstraction<text:line-break/></text:p>
          </draw:text-box>
        </draw:frame>
        <draw:frame draw:style-name="gr11" draw:text-style-name="P9" draw:layer="layout" svg:width="19.812cm" svg:height="7.909cm" svg:x="1.778cm" svg:y="5.299cm">
          <draw:text-box>
            <text:p text:style-name="P8">Encapsulation</text:p>
            <text:p text:style-name="P2"><text:span text:style-name="T1">Definition</text:span>:</text:p>
            <text:p text:style-name="P2">Encapsulation binds data and methods together while restricting access to some components.</text:p>
            <text:p text:style-name="P2"><text:span text:style-name="T1">Key Concepts:</text:span></text:p>
            <text:p text:style-name="P2">Access Modifiers: private, public, protected</text:p>
            <text:p text:style-name="P2">Getters and Setters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draw:style-name="gr12" draw:text-style-name="P6" draw:layer="layout" svg:width="11.906cm" svg:height="8.073cm" svg:x="1.016cm" svg:y="4.881cm">
          <draw:text-box>
            <text:p text:style-name="P5">class Person {</text:p>
            <text:p text:style-name="P5"><text:s text:c="4"/>private String name;</text:p>
            <text:p text:style-name="P5"/>
            <text:p text:style-name="P5"><text:s text:c="4"/>public String getName() {</text:p>
            <text:p text:style-name="P5"><text:s text:c="8"/>return name;</text:p>
            <text:p text:style-name="P5"><text:s text:c="4"/>}</text:p>
            <text:p text:style-name="P5"/>
            <text:p text:style-name="P5"><text:s text:c="4"/>public void setName(String name) {</text:p>
            <text:p text:style-name="P5"><text:s text:c="8"/>this.name = name;</text:p>
            <text:p text:style-name="P5"><text:s text:c="4"/>}</text:p>
            <text:p text:style-name="P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bstraction</text:p>
          </draw:text-box>
        </draw:frame>
        <draw:frame draw:style-name="gr13" draw:text-style-name="P7" draw:layer="layout" svg:width="10.823cm" svg:height="4.716cm" svg:x="1.623cm" svg:y="5.588cm">
          <draw:text-box>
            <text:p text:style-name="P2"><text:span text:style-name="T1">Definition</text:span>:</text:p>
            <text:p text:style-name="P2">Hiding implementation details and showing only essential features.</text:p>
            <text:p text:style-name="P2"><text:span text:style-name="T1">Key Concepts:</text:span></text:p>
            <text:p text:style-name="P2"><text:span text:style-name="T1">Abstract Classe</text:span>s</text:p>
            <text:p text:style-name="P2"><text:span text:style-name="T1">Interfaces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draw:style-name="gr9" draw:text-style-name="P6" draw:layer="layout" svg:width="12.131cm" svg:height="6.651cm" svg:x="0.823cm" svg:y="5.334cm">
          <draw:text-box>
            <text:p text:style-name="P5">abstract class Animal {</text:p>
            <text:p text:style-name="P5"><text:s text:c="4"/>abstract void makeSound();</text:p>
            <text:p text:style-name="P5">}</text:p>
            <text:p text:style-name="P5"/>
            <text:p text:style-name="P5">class Cow extends Animal {</text:p>
            <text:p text:style-name="P5"><text:s text:c="4"/>void makeSound() {</text:p>
            <text:p text:style-name="P5"><text:s text:c="8"/>System.out.println("Cow moos.");</text:p>
            <text:p text:style-name="P5"><text:s text:c="4"/>}</text:p>
            <text:p text:style-name="P5">}</text:p>
          </draw:text-box>
        </draw:frame>
        <draw:frame draw:style-name="gr9" draw:text-style-name="P6" draw:layer="layout" svg:width="13.185cm" svg:height="6.651cm" svg:x="13.739cm" svg:y="5.033cm">
          <draw:text-box>
            <text:p text:style-name="P5">interface Vehicle {</text:p>
            <text:p text:style-name="P5"><text:s text:c="4"/>void start();</text:p>
            <text:p text:style-name="P5">}</text:p>
            <text:p text:style-name="P5"/>
            <text:p text:style-name="P5">class Car implements Vehicle {</text:p>
            <text:p text:style-name="P5"><text:s text:c="4"/>public void start() {</text:p>
            <text:p text:style-name="P5"><text:s text:c="8"/>System.out.println("Car is starting.");</text:p>
            <text:p text:style-name="P5"><text:s text:c="4"/>}</text:p>
            <text:p text:style-name="P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: Inheritance and Polymorphism</text:p>
          </draw:text-box>
        </draw:frame>
        <draw:frame draw:style-name="gr14" draw:text-style-name="P9" draw:layer="layout" svg:width="15.649cm" svg:height="6.083cm" svg:x="1.27cm" svg:y="5.842cm">
          <draw:text-box>
            <text:p text:style-name="P8">Objective:</text:p>
            <text:p text:style-name="P2">Understand how to implement inheritance and polymorphism in Java.</text:p>
            <text:p text:style-name="P10">Task:</text:p>
            <text:p text:style-name="P2">Create a base class Shape with a method area().</text:p>
            <text:p text:style-name="P2">Derive two classes Circle <text:s/>Triangle and Rectangle from Shape. Override the area() method in both classes.</text:p>
            <text:p text:style-name="P2">Demonstrate runtime polymorphism by calling the area() method using a Shape reference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lution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3EA7524641C94B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1T17:19:31.319344247</meta:creation-date>
    <meta:editing-duration>PT4M15S</meta:editing-duration>
    <meta:editing-cycles>2</meta:editing-cycles>
    <meta:generator>LibreOffice/6.4.7.2$Linux_X86_64 LibreOffice_project/40$Build-2</meta:generator>
    <dc:title>Bright Blue</dc:title>
    <dc:date>2025-01-21T17:44:27.794081664</dc:date>
    <meta:document-statistic meta:object-count="82"/>
  </office:meta>
</office:document-meta>
</file>